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2701in" svg:height="2.7201in" svg:x="0.963in" svg:y="1.4449in">
            <draw:object draw:notify-on-update-of-ranges="Sheet1.C6:Sheet1.C8 Sheet1.D4:Sheet1.D5 Sheet1.D6:Sheet1.D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2701in" svg:height="2.7201in" svg:x="3.6465in" svg:y="1.4744in">
            <draw:object draw:notify-on-update-of-ranges="Sheet1.F6:Sheet1.F8 Sheet1.G4:Sheet1.G5 Sheet1.G6:Sheet1.G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2693in" svg:height="2.7157in" svg:x="6.2882in" svg:y="1.4799in">
            <draw:object draw:notify-on-update-of-ranges="Sheet1.I6:Sheet1.I8 Sheet1.J4:Sheet1.J5 Sheet1.J6:Sheet1.J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.8402in" svg:height="2.3598in" svg:x="1.1343in" svg:y="5.9547in">
            <draw:object draw:notify-on-update-of-ranges="Sheet1.C31:Sheet1.C33 Sheet1.D29:Sheet1.D30 Sheet1.D31:Sheet1.D3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2.8402in" svg:height="2.3598in" svg:x="3.7402in" svg:y="5.9102in">
            <draw:object draw:notify-on-update-of-ranges="Sheet1.F31:Sheet1.F33 Sheet1.G29:Sheet1.G30 Sheet1.G31:Sheet1.G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.8402in" svg:height="2.3598in" svg:x="6.5772in" svg:y="5.9055in">
            <draw:object draw:notify-on-update-of-ranges="Sheet1.I31:Sheet1.I33 Sheet1.J29:Sheet1.J30 Sheet1.J31:Sheet1.J3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.8402in" svg:height="2.3598in" svg:x="0.8374in" svg:y="9.8299in">
            <draw:object draw:notify-on-update-of-ranges="Sheet1.C53:Sheet1.C55 Sheet1.D52:Sheet1.D52 Sheet1.D53:Sheet1.D5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2.8402in" svg:height="2.3598in" svg:x="4.4016in" svg:y="9.7551in">
            <draw:object draw:notify-on-update-of-ranges="Sheet1.F53:Sheet1.F55 Sheet1.G52:Sheet1.G52 Sheet1.G53:Sheet1.G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2.8402in" svg:height="2.3598in" svg:x="0.9287in" svg:y="13.3996in">
            <draw:object draw:notify-on-update-of-ranges="Sheet1.C72:Sheet1.C74 Sheet1.D71:Sheet1.D71 Sheet1.D72:Sheet1.D7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2.8402in" svg:height="2.3598in" svg:x="4.4386in" svg:y="13.4437in">
            <draw:object draw:notify-on-update-of-ranges="Sheet1.F72:Sheet1.F74 Sheet1.G70:Sheet1.G71 Sheet1.G72:Sheet1.G7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2" draw:text-style-name="P1" svg:width="2.8402in" svg:height="2.3598in" svg:x="1.5547in" svg:y="17.0134in">
            <draw:object draw:notify-on-update-of-ranges="Sheet1.C93:Sheet1.C95 Sheet1.D91:Sheet1.D92 Sheet1.D93:Sheet1.D95" xlink:href="./Object 11" xlink:type="simple" xlink:show="embed" xlink:actuate="onLoad">
              <loext:p text:style-name="P2">\</loext:p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3.048in" svg:height="2.6831in" svg:x="6.2406in" svg:y="17.8579in">
            <draw:object draw:notify-on-update-of-ranges="Sheet1.C114:Sheet1.C115 Sheet1.D113:Sheet1.D113 Sheet1.D114:Sheet1.D1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3.5969in" svg:height="2.665in" svg:x="9.3697in" svg:y="17.8669in">
            <draw:object draw:notify-on-update-of-ranges="Sheet1.F114:Sheet1.F115 Sheet1.G113:Sheet1.G113 Sheet1.G114:Sheet1.G1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3.2256in" svg:height="2.2051in" svg:x="6.226in" svg:y="20.6126in">
            <draw:object draw:notify-on-update-of-ranges="Sheet1.C120:Sheet1.C121 Sheet1.D119:Sheet1.D119 Sheet1.D120:Sheet1.D12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3.2382in" svg:height="2.437in" svg:x="9.4606in" svg:y="20.5358in">
            <draw:object draw:notify-on-update-of-ranges="Sheet1.F120:Sheet1.F121 Sheet1.G119:Sheet1.G119 Sheet1.G120:Sheet1.G12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3.2299in" svg:height="2.25in" svg:x="12.5374in" svg:y="22.9823in">
            <draw:object draw:notify-on-update-of-ranges="Sheet1.F132:Sheet1.F133 Sheet1.G131:Sheet1.G131 Sheet1.G132:Sheet1.G13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6" draw:style-name="gr1" draw:text-style-name="P1" svg:width="3.2299in" svg:height="2.25in" svg:x="15.7862in" svg:y="22.928in">
            <draw:object draw:notify-on-update-of-ranges="Sheet1.I132:Sheet1.I133 Sheet1.J131:Sheet1.J131 Sheet1.J132:Sheet1.J13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7" draw:style-name="gr1" draw:text-style-name="P1" svg:width="3.2299in" svg:height="2.25in" svg:x="9.1921in" svg:y="23.0346in">
            <draw:object draw:notify-on-update-of-ranges="Sheet1.C132:Sheet1.C133 Sheet1.D131:Sheet1.D131 Sheet1.D132:Sheet1.D13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8" draw:style-name="gr1" draw:text-style-name="P1" svg:width="3.2299in" svg:height="2.25in" svg:x="10.7157in" svg:y="25.2516in">
            <draw:object draw:notify-on-update-of-ranges="Sheet1.F150:Sheet1.F151 Sheet1.G149:Sheet1.G149 Sheet1.G150:Sheet1.G15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9" draw:style-name="gr1" draw:text-style-name="P1" svg:width="4.4622in" svg:height="2.5098in" svg:x="7.3776in" svg:y="28.1331in">
            <draw:object draw:notify-on-update-of-ranges="Sheet1.F165:Sheet1.F166 Sheet1.G164:Sheet1.G164 Sheet1.G165:Sheet1.G166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20" draw:style-name="gr1" draw:text-style-name="P1" svg:width="6.2988in" svg:height="3.5429in" svg:x="0.7724in" svg:y="25.6441in">
            <draw:object draw:notify-on-update-of-ranges="Sheet1.I149:Sheet1.I150 Sheet1.J149:Sheet1.J15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average response time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lość procesów: 20</text:p>
          </table:table-cell>
          <table:table-cell table:number-columns-repeated="2"/>
          <table:table-cell office:value-type="string" calcext:value-type="string">
            <text:p>ilość procesów: 30</text:p>
          </table:table-cell>
          <table:table-cell table:number-columns-repeated="2"/>
          <table:table-cell office:value-type="string" calcext:value-type="string">
            <text:p>ilość procesów: 1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15.35" calcext:value-type="float">
            <text:p>15.35</text:p>
          </table:table-cell>
          <table:table-cell/>
          <table:table-cell office:value-type="string" calcext:value-type="string">
            <text:p>SJF_NW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JF_NW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15.25" calcext:value-type="float">
            <text:p>15.25</text:p>
          </table:table-cell>
          <table:table-cell/>
          <table:table-cell office:value-type="string" calcext:value-type="string">
            <text:p>SJF_W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JF_W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number-rows-repeated="20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l_low</text:p>
          </table:table-cell>
          <table:table-cell table:number-columns-repeated="2"/>
          <table:table-cell office:value-type="string" calcext:value-type="string">
            <text:p>pl_high</text:p>
          </table:table-cell>
          <table:table-cell table:number-columns-repeated="2"/>
          <table:table-cell office:value-type="string" calcext:value-type="string">
            <text:p>pl_r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SJF_NW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SJF_N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string" calcext:value-type="string">
            <text:p>SJF_W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SJF_W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t_fast</text:p>
          </table:table-cell>
          <table:table-cell table:number-columns-repeated="2"/>
          <table:table-cell office:value-type="string" calcext:value-type="string">
            <text:p>at_s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177.53" calcext:value-type="float">
            <text:p>177.53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133.22" calcext:value-type="float">
            <text:p>133.22</text:p>
          </table:table-cell>
          <table:table-cell/>
          <table:table-cell office:value-type="string" calcext:value-type="string">
            <text:p>SJF_NW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string" calcext:value-type="string">
            <text:p>SJF_W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random_1</text:p>
          </table:table-cell>
          <table:table-cell table:number-columns-repeated="2"/>
          <table:table-cell office:value-type="string" calcext:value-type="string">
            <text:p>random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756.66" calcext:value-type="float">
            <text:p>756.66</text:p>
          </table:table-cell>
          <table:table-cell/>
          <table:table-cell office:value-type="string" calcext:value-type="string">
            <text:p>FCFS</text:p>
          </table:table-cell>
          <table:table-cell office:value-type="float" office:value="721.94" calcext:value-type="float">
            <text:p>721.9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531.185" calcext:value-type="float">
            <text:p>531.185</text:p>
          </table:table-cell>
          <table:table-cell/>
          <table:table-cell office:value-type="string" calcext:value-type="string">
            <text:p>SJF_NW</text:p>
          </table:table-cell>
          <table:table-cell office:value-type="float" office:value="519.455" calcext:value-type="float">
            <text:p>519.45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530.3" calcext:value-type="float">
            <text:p>530.3</text:p>
          </table:table-cell>
          <table:table-cell/>
          <table:table-cell office:value-type="string" calcext:value-type="string">
            <text:p>SJF_W</text:p>
          </table:table-cell>
          <table:table-cell office:value-type="float" office:value="518.54" calcext:value-type="float">
            <text:p>518.54</text:p>
          </table:table-cell>
          <table:table-cell table:number-columns-repeated="3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ur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gorytm</text:p>
          </table:table-cell>
          <table:table-cell office:value-type="string" calcext:value-type="string">
            <text:p>response ti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FCFS</text:p>
          </table:table-cell>
          <table:table-cell office:value-type="float" office:value="75.71" calcext:value-type="float">
            <text:p>75.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JF_NW</text:p>
          </table:table-cell>
          <table:table-cell office:value-type="float" office:value="66.09" calcext:value-type="float">
            <text:p>66.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JF_W</text:p>
          </table:table-cell>
          <table:table-cell office:value-type="float" office:value="65.9" calcext:value-type="float">
            <text:p>65.9</text:p>
          </table:table-cell>
          <table:table-cell table:number-columns-repeated="6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 office:value-type="string" calcext:value-type="string">
            <text:p>page fault</text:p>
          </table:table-cell>
          <table:table-cell office:value-type="string" calcext:value-type="string">
            <text:p>Random_1</text:p>
          </table:table-cell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R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RU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FU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F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_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RU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LRU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F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LFU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amk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R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R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R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F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FU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FU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office:value-type="string" calcext:value-type="string">
            <text:p>l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/>
          <table:table-cell office:value-type="string" calcext:value-type="string">
            <text:p>LRU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RU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LRU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FU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FU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LFU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amki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RU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LFU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ndom_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amki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gorytm </text:p>
          </table:table-cell>
          <table:table-cell office:value-type="string" calcext:value-type="string">
            <text:p>page fault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R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FU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23:42:31.653742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6:42:53.159518459</meta:creation-date>
    <dc:date>2024-06-20T23:48:13.682569543</dc:date>
    <meta:editing-duration>PT1H39M36S</meta:editing-duration>
    <meta:editing-cycles>6</meta:editing-cycles>
    <meta:generator>LibreOffice/24.2.4.2$Linux_X86_64 LibreOffice_project/420$Build-2</meta:generator>
    <meta:document-statistic meta:table-count="1" meta:cell-count="196" meta:object-count="2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07cm" svg:height="6.91cm" xlink:href=".." xlink:type="simple" chart:class="chart:bar" chart:style-name="ch1">
        <chart:title svg:x="2.443cm" svg:y="0.274cm" chart:style-name="ch2">
          <text:p>dla 20 procesów</text:p>
        </chart:title>
        <chart:plot-area chart:style-name="ch3" table:cell-range-address="Sheet1.C4:Sheet1.D8" chart:data-source-has-labels="both" svg:x="0.166cm" svg:y="1.191cm" svg:width="7.975cm" svg:height="5.581cm">
          <chart:coordinate-region svg:x="1.078cm" svg:y="1.39cm" svg:width="7.063cm" svg:height="4.735cm"/>
          <chart:axis chart:dimension="x" chart:name="primary-x" chart:style-name="ch4" chartooo:axis-type="auto">
            <chartooo:date-scale/>
            <chart:categories table:cell-range-address="Sheet1.C6:Sheet1.C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8" chart:label-cell-address="Sheet1.D4:Sheet1.D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  <draw:g>
                  <svg:desc>Sheet1.D4:Sheet1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C6:Sheet1.C8</svg:desc>
                </draw:g>
              </table:table-cell>
              <table:table-cell office:value-type="float" office:value="17.4">
                <text:p>17.4</text:p>
                <draw:g>
                  <svg:desc>Sheet1.D6:Sheet1.D8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5.25">
                <text:p>15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2.65cm" svg:y="0.119cm" chart:style-name="ch2">
          <text:p>random_2</text:p>
        </chart:subtitle>
        <chart:plot-area chart:style-name="ch3" table:cell-range-address="Sheet1.F72:Sheet1.G74 Sheet1.G70:Sheet1.G71" chart:data-source-has-labels="both" svg:x="0.144cm" svg:y="0.921cm" svg:width="6.927cm" svg:height="4.955cm">
          <chart:coordinate-region svg:x="0.951cm" svg:y="1.12cm" svg:width="6.12cm" svg:height="4.109cm"/>
          <chart:axis chart:dimension="x" chart:name="primary-x" chart:style-name="ch4" chartooo:axis-type="auto">
            <chartooo:date-scale/>
            <chart:categories table:cell-range-address="Sheet1.F72:Sheet1.F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72:Sheet1.G74" chart:label-cell-address="Sheet1.G70:Sheet1.G7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_2 response time</text:p>
                <text:list>
                  <text:list-item>
                    <text:p>random_2</text:p>
                  </text:list-item>
                  <text:list-item>
                    <text:p>response time</text:p>
                  </text:list-item>
                </text:list>
                <draw:g>
                  <svg:desc>Sheet1.G70:Sheet1.G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F72:Sheet1.F74</svg:desc>
                </draw:g>
              </table:table-cell>
              <table:table-cell office:value-type="float" office:value="721.94">
                <text:p>721.94</text:p>
                <draw:g>
                  <svg:desc>Sheet1.G72:Sheet1.G74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19.455">
                <text:p>519.45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18.54">
                <text:p>518.5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3.1cm" svg:y="0.119cm" chart:style-name="ch2">
          <text:p>burst</text:p>
        </chart:subtitle>
        <chart:plot-area chart:style-name="ch3" table:cell-range-address="Sheet1.C93:Sheet1.D95 Sheet1.D91:Sheet1.D92" chart:data-source-has-labels="both" svg:x="0.144cm" svg:y="0.921cm" svg:width="6.927cm" svg:height="4.955cm">
          <chart:coordinate-region svg:x="0.765cm" svg:y="1.12cm" svg:width="6.306cm" svg:height="4.109cm"/>
          <chart:axis chart:dimension="x" chart:name="primary-x" chart:style-name="ch4" chartooo:axis-type="auto">
            <chartooo:date-scale/>
            <chart:categories table:cell-range-address="Sheet1.C93:Sheet1.C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3:Sheet1.D95" chart:label-cell-address="Sheet1.D91:Sheet1.D9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rst response time</text:p>
                <text:list>
                  <text:list-item>
                    <text:p>burst</text:p>
                  </text:list-item>
                  <text:list-item>
                    <text:p>response time</text:p>
                  </text:list-item>
                </text:list>
                <draw:g>
                  <svg:desc>Sheet1.D91:Sheet1.D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C93:Sheet1.C95</svg:desc>
                </draw:g>
              </table:table-cell>
              <table:table-cell office:value-type="float" office:value="75.71">
                <text:p>75.71</text:p>
                <draw:g>
                  <svg:desc>Sheet1.D93:Sheet1.D95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66.09">
                <text:p>66.09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65.9">
                <text:p>65.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743cm" svg:height="6.816cm" xlink:href=".." xlink:type="simple" chart:class="chart:bar" chart:style-name="ch1">
        <chart:subtitle svg:x="2.689cm" svg:y="0.136cm" chart:style-name="ch2">
          <text:p>random_1_3</text:p>
        </chart:subtitle>
        <chart:plot-area chart:style-name="ch3" table:cell-range-address="Sheet1.C114:Sheet1.D115 Sheet1.D113:Sheet1.D113" chart:data-source-has-labels="both" svg:x="0.154cm" svg:y="0.955cm" svg:width="7.435cm" svg:height="5.725cm">
          <chart:coordinate-region svg:x="1.066cm" svg:y="1.155cm" svg:width="6.523cm" svg:height="4.878cm"/>
          <chart:axis chart:dimension="x" chart:name="primary-x" chart:style-name="ch4" chartooo:axis-type="auto">
            <chartooo:date-scale/>
            <chart:categories table:cell-range-address="Sheet1.C114:Sheet1.C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14:Sheet1.D115" chart:label-cell-address="Sheet1.D113:Sheet1.D11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D113:Sheet1.D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C114:Sheet1.C115</svg:desc>
                </draw:g>
              </table:table-cell>
              <table:table-cell office:value-type="float" office:value="14">
                <text:p>14</text:p>
                <draw:g>
                  <svg:desc>Sheet1.D114:Sheet1.D115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37cm" svg:height="6.77cm" xlink:href=".." xlink:type="simple" chart:class="chart:bar" chart:style-name="ch1">
        <chart:subtitle svg:x="3.386cm" svg:y="0.135cm" chart:style-name="ch2">
          <text:p>random_1_5</text:p>
        </chart:subtitle>
        <chart:plot-area chart:style-name="ch3" table:cell-range-address="Sheet1.F114:Sheet1.G115 Sheet1.G113:Sheet1.G113" chart:data-source-has-labels="both" svg:x="0.182cm" svg:y="0.953cm" svg:width="8.773cm" svg:height="5.682cm">
          <chart:coordinate-region svg:x="0.803cm" svg:y="1.152cm" svg:width="8.152cm" svg:height="4.836cm"/>
          <chart:axis chart:dimension="x" chart:name="primary-x" chart:style-name="ch4" chartooo:axis-type="auto">
            <chartooo:date-scale/>
            <chart:categories table:cell-range-address="Sheet1.F114:Sheet1.F1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14:Sheet1.G115" chart:label-cell-address="Sheet1.G113:Sheet1.G113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G113:Sheet1.G1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F114:Sheet1.F115</svg:desc>
                </draw:g>
              </table:table-cell>
              <table:table-cell office:value-type="float" office:value="10">
                <text:p>10</text:p>
                <draw:g>
                  <svg:desc>Sheet1.G114:Sheet1.G115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194cm" svg:height="5.602cm" xlink:href=".." xlink:type="simple" chart:class="chart:bar" chart:style-name="ch1">
        <chart:subtitle svg:x="2.915cm" svg:y="0.112cm" chart:style-name="ch2">
          <text:p>random_2_3</text:p>
        </chart:subtitle>
        <chart:plot-area chart:style-name="ch3" table:cell-range-address="Sheet1.C120:Sheet1.D121 Sheet1.D119:Sheet1.D119" chart:data-source-has-labels="both" svg:x="0.163cm" svg:y="0.907cm" svg:width="7.868cm" svg:height="4.583cm">
          <chart:coordinate-region svg:x="0.784cm" svg:y="1.106cm" svg:width="7.247cm" svg:height="3.737cm"/>
          <chart:axis chart:dimension="x" chart:name="primary-x" chart:style-name="ch4" chartooo:axis-type="auto">
            <chartooo:date-scale/>
            <chart:categories table:cell-range-address="Sheet1.C120:Sheet1.C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20:Sheet1.D121" chart:label-cell-address="Sheet1.D119:Sheet1.D1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D119:Sheet1.D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C120:Sheet1.C121</svg:desc>
                </draw:g>
              </table:table-cell>
              <table:table-cell office:value-type="float" office:value="28">
                <text:p>28</text:p>
                <draw:g>
                  <svg:desc>Sheet1.D120:Sheet1.D121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26cm" svg:height="6.191cm" xlink:href=".." xlink:type="simple" chart:class="chart:bar" chart:style-name="ch1">
        <chart:subtitle svg:x="2.931cm" svg:y="0.123cm" chart:style-name="ch2">
          <text:p>random_2_5</text:p>
        </chart:subtitle>
        <chart:plot-area chart:style-name="ch3" table:cell-range-address="Sheet1.F120:Sheet1.G121 Sheet1.G119:Sheet1.G119" chart:data-source-has-labels="both" svg:x="0.164cm" svg:y="0.929cm" svg:width="7.898cm" svg:height="5.139cm">
          <chart:coordinate-region svg:x="0.785cm" svg:y="1.128cm" svg:width="7.277cm" svg:height="4.293cm"/>
          <chart:axis chart:dimension="x" chart:name="primary-x" chart:style-name="ch4" chartooo:axis-type="auto">
            <chartooo:date-scale/>
            <chart:categories table:cell-range-address="Sheet1.F120:Sheet1.F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20:Sheet1.G121" chart:label-cell-address="Sheet1.G119:Sheet1.G11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G119:Sheet1.G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F120:Sheet1.F121</svg:desc>
                </draw:g>
              </table:table-cell>
              <table:table-cell office:value-type="float" office:value="19">
                <text:p>19</text:p>
                <draw:g>
                  <svg:desc>Sheet1.G120:Sheet1.G121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." xlink:type="simple" chart:class="chart:bar" chart:style-name="ch1">
        <chart:subtitle svg:x="3.622cm" svg:y="0.114cm" chart:style-name="ch2">
          <text:p>cy_3</text:p>
        </chart:subtitle>
        <chart:plot-area chart:style-name="ch3" table:cell-range-address="Sheet1.C132:Sheet1.D133 Sheet1.D131:Sheet1.D131" chart:data-source-has-labels="both" svg:x="0.164cm" svg:y="0.911cm" svg:width="7.877cm" svg:height="4.691cm">
          <chart:coordinate-region svg:x="0.785cm" svg:y="1.11cm" svg:width="7.256cm" svg:height="3.845cm"/>
          <chart:axis chart:dimension="x" chart:name="primary-x" chart:style-name="ch4" chartooo:axis-type="auto">
            <chartooo:date-scale/>
            <chart:categories table:cell-range-address="Sheet1.C132:Sheet1.C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32:Sheet1.D133" chart:label-cell-address="Sheet1.D131:Sheet1.D13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D131:Sheet1.D1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C132:Sheet1.C133</svg:desc>
                </draw:g>
              </table:table-cell>
              <table:table-cell office:value-type="float" office:value="30">
                <text:p>30</text:p>
                <draw:g>
                  <svg:desc>Sheet1.D132:Sheet1.D133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." xlink:type="simple" chart:class="chart:bar" chart:style-name="ch1">
        <chart:subtitle svg:x="3.622cm" svg:y="0.114cm" chart:style-name="ch2">
          <text:p>cy_4</text:p>
        </chart:subtitle>
        <chart:plot-area chart:style-name="ch3" table:cell-range-address="Sheet1.F132:Sheet1.G133 Sheet1.G131:Sheet1.G131" chart:data-source-has-labels="both" svg:x="0.164cm" svg:y="0.911cm" svg:width="7.877cm" svg:height="4.691cm">
          <chart:coordinate-region svg:x="0.785cm" svg:y="1.11cm" svg:width="7.256cm" svg:height="3.845cm"/>
          <chart:axis chart:dimension="x" chart:name="primary-x" chart:style-name="ch4" chartooo:axis-type="auto">
            <chartooo:date-scale/>
            <chart:categories table:cell-range-address="Sheet1.F132:Sheet1.F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32:Sheet1.G133" chart:label-cell-address="Sheet1.G131:Sheet1.G13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G131:Sheet1.G1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F132:Sheet1.F133</svg:desc>
                </draw:g>
              </table:table-cell>
              <table:table-cell office:value-type="float" office:value="30">
                <text:p>30</text:p>
                <draw:g>
                  <svg:desc>Sheet1.G132:Sheet1.G133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." xlink:type="simple" chart:class="chart:bar" chart:style-name="ch1">
        <chart:subtitle svg:x="3.622cm" svg:y="0.114cm" chart:style-name="ch2">
          <text:p>cy_5</text:p>
        </chart:subtitle>
        <chart:plot-area chart:style-name="ch3" table:cell-range-address="Sheet1.I132:Sheet1.J133 Sheet1.J131:Sheet1.J131" chart:data-source-has-labels="both" svg:x="0.164cm" svg:y="0.911cm" svg:width="7.877cm" svg:height="4.691cm">
          <chart:coordinate-region svg:x="0.6cm" svg:y="1.11cm" svg:width="7.441cm" svg:height="3.845cm"/>
          <chart:axis chart:dimension="x" chart:name="primary-x" chart:style-name="ch4" chartooo:axis-type="auto">
            <chartooo:date-scale/>
            <chart:categories table:cell-range-address="Sheet1.I132:Sheet1.I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132:Sheet1.J133" chart:label-cell-address="Sheet1.J131:Sheet1.J13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J131:Sheet1.J1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I132:Sheet1.I133</svg:desc>
                </draw:g>
              </table:table-cell>
              <table:table-cell office:value-type="float" office:value="5">
                <text:p>5</text:p>
                <draw:g>
                  <svg:desc>Sheet1.J132:Sheet1.J133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subtitle svg:x="7.559cm" svg:y="0.18cm" chart:style-name="ch2">
          <text:p>lo_3</text:p>
        </chart:subtitle>
        <chart:plot-area chart:style-name="ch3" table:cell-range-address="Sheet1.I149:Sheet1.J150" chart:data-source-has-labels="column" svg:x="0.32cm" svg:y="1.043cm" svg:width="15.36cm" svg:height="7.777cm">
          <chart:coordinate-region svg:x="1.232cm" svg:y="1.243cm" svg:width="14.448cm" svg:height="6.93cm"/>
          <chart:axis chart:dimension="x" chart:name="primary-x" chart:style-name="ch4" chartooo:axis-type="auto">
            <chartooo:date-scale/>
            <chart:categories table:cell-range-address="Sheet1.I149:Sheet1.I1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149:Sheet1.J150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I149:Sheet1.I150</svg:desc>
                </draw:g>
              </table:table-cell>
              <table:table-cell office:value-type="float" office:value="18">
                <text:p>18</text:p>
                <draw:g>
                  <svg:desc>Sheet1.J149:Sheet1.J150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07cm" svg:height="6.91cm" xlink:href=".." xlink:type="simple" chart:class="chart:bar" chart:style-name="ch1">
        <chart:title svg:x="2.443cm" svg:y="0.274cm" chart:style-name="ch2">
          <text:p>dla 30 procesów</text:p>
        </chart:title>
        <chart:plot-area chart:style-name="ch3" table:cell-range-address="Sheet1.F4:Sheet1.G8" chart:data-source-has-labels="both" svg:x="0.166cm" svg:y="1.191cm" svg:width="7.975cm" svg:height="5.581cm">
          <chart:coordinate-region svg:x="0.787cm" svg:y="1.39cm" svg:width="7.354cm" svg:height="4.735cm"/>
          <chart:axis chart:dimension="x" chart:name="primary-x" chart:style-name="ch4" chartooo:axis-type="auto">
            <chartooo:date-scale/>
            <chart:categories table:cell-range-address="Sheet1.F6:Sheet1.F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6:Sheet1.G8" chart:label-cell-address="Sheet1.G4:Sheet1.G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  <draw:g>
                  <svg:desc>Sheet1.G4:Sheet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</text:p>
                <draw:g>
                  <svg:desc>Sheet1.F6:Sheet1.F8</svg:desc>
                </draw:g>
              </table:table-cell>
              <table:table-cell office:value-type="float" office:value="33">
                <text:p>33</text:p>
                <draw:g>
                  <svg:desc>Sheet1.G6:Sheet1.G8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05cm" svg:height="5.716cm" xlink:href=".." xlink:type="simple" chart:class="chart:bar" chart:style-name="ch1">
        <chart:subtitle svg:x="3.661cm" svg:y="0.114cm" chart:style-name="ch2">
          <text:p>lo_4</text:p>
        </chart:subtitle>
        <chart:plot-area chart:style-name="ch3" table:cell-range-address="Sheet1.F150:Sheet1.G151 Sheet1.G149:Sheet1.G149" chart:data-source-has-labels="both" svg:x="0.164cm" svg:y="0.911cm" svg:width="7.877cm" svg:height="4.691cm">
          <chart:coordinate-region svg:x="0.785cm" svg:y="1.11cm" svg:width="7.256cm" svg:height="3.845cm"/>
          <chart:axis chart:dimension="x" chart:name="primary-x" chart:style-name="ch4" chartooo:axis-type="auto">
            <chartooo:date-scale/>
            <chart:categories table:cell-range-address="Sheet1.F150:Sheet1.F1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50:Sheet1.G151" chart:label-cell-address="Sheet1.G149:Sheet1.G149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G149:Sheet1.G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F150:Sheet1.F151</svg:desc>
                </draw:g>
              </table:table-cell>
              <table:table-cell office:value-type="float" office:value="14">
                <text:p>14</text:p>
                <draw:g>
                  <svg:desc>Sheet1.G150:Sheet1.G151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35cm" svg:height="6.376cm" xlink:href=".." xlink:type="simple" chart:class="chart:bar" chart:style-name="ch1">
        <chart:subtitle svg:x="5.438cm" svg:y="0.127cm" chart:style-name="ch2">
          <text:p>sr</text:p>
        </chart:subtitle>
        <chart:plot-area chart:style-name="ch3" table:cell-range-address="Sheet1.F165:Sheet1.G166 Sheet1.G164:Sheet1.G164" chart:data-source-has-labels="both" svg:x="0.226cm" svg:y="0.937cm" svg:width="10.883cm" svg:height="5.312cm">
          <chart:coordinate-region svg:x="1.138cm" svg:y="1.136cm" svg:width="9.971cm" svg:height="4.466cm"/>
          <chart:axis chart:dimension="x" chart:name="primary-x" chart:style-name="ch4" chartooo:axis-type="auto">
            <chartooo:date-scale/>
            <chart:categories table:cell-range-address="Sheet1.F165:Sheet1.F16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165:Sheet1.G166" chart:label-cell-address="Sheet1.G164:Sheet1.G16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 faults</text:p>
                <draw:g>
                  <svg:desc>Sheet1.G164:Sheet1.G1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RU</text:p>
                <draw:g>
                  <svg:desc>Sheet1.F165:Sheet1.F166</svg:desc>
                </draw:g>
              </table:table-cell>
              <table:table-cell office:value-type="float" office:value="31">
                <text:p>31</text:p>
                <draw:g>
                  <svg:desc>Sheet1.G165:Sheet1.G166</svg:desc>
                </draw:g>
              </table:table-cell>
            </table:table-row>
            <table:table-row>
              <table:table-cell office:value-type="string">
                <text:p>LFU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3.246cm" svg:y="0.119cm" chart:style-name="ch2">
          <text:p>low</text:p>
        </chart:subtitle>
        <chart:plot-area chart:style-name="ch3" table:cell-range-address="Sheet1.C31:Sheet1.D33 Sheet1.D29:Sheet1.D30" chart:data-source-has-labels="both" svg:x="0.144cm" svg:y="0.921cm" svg:width="6.927cm" svg:height="4.955cm">
          <chart:coordinate-region svg:x="1.056cm" svg:y="1.12cm" svg:width="6.015cm" svg:height="4.109cm"/>
          <chart:axis chart:dimension="x" chart:name="primary-x" chart:style-name="ch4" chartooo:axis-type="auto">
            <chartooo:date-scale/>
            <chart:categories table:cell-range-address="Sheet1.C31:Sheet1.C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1:Sheet1.D33" chart:label-cell-address="Sheet1.D29:Sheet1.D3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  <draw:g>
                  <svg:desc>Sheet1.D29:Sheet1.D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C31:Sheet1.C33</svg:desc>
                </draw:g>
              </table:table-cell>
              <table:table-cell office:value-type="float" office:value="0.14">
                <text:p>0.14</text:p>
                <draw:g>
                  <svg:desc>Sheet1.D31:Sheet1.D33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14">
                <text:p>0.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305cm" svg:height="6.899cm" xlink:href=".." xlink:type="simple" chart:class="chart:bar" chart:style-name="ch1">
        <chart:subtitle svg:x="2.534cm" svg:y="0.137cm" chart:style-name="ch2">
          <text:p>dla 130 procesów</text:p>
        </chart:subtitle>
        <chart:plot-area chart:style-name="ch3" table:cell-range-address="Sheet1.I6:Sheet1.J8 Sheet1.J4:Sheet1.J5" chart:data-source-has-labels="both" svg:x="0.166cm" svg:y="0.957cm" svg:width="7.973cm" svg:height="5.805cm">
          <chart:coordinate-region svg:x="0.973cm" svg:y="1.156cm" svg:width="7.166cm" svg:height="4.959cm"/>
          <chart:axis chart:dimension="x" chart:name="primary-x" chart:style-name="ch4" chartooo:axis-type="auto">
            <chartooo:date-scale/>
            <chart:categories table:cell-range-address="Sheet1.I6:Sheet1.I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6:Sheet1.J8" chart:label-cell-address="Sheet1.J4:Sheet1.J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  <draw:g>
                  <svg:desc>Sheet1.J4:Sheet1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I6:Sheet1.I8</svg:desc>
                </draw:g>
              </table:table-cell>
              <table:table-cell office:value-type="float" office:value="164">
                <text:p>164</text:p>
                <draw:g>
                  <svg:desc>Sheet1.J6:Sheet1.J8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3.166cm" svg:y="0.119cm" chart:style-name="ch2">
          <text:p>high</text:p>
        </chart:subtitle>
        <chart:plot-area chart:style-name="ch3" table:cell-range-address="Sheet1.F31:Sheet1.G33 Sheet1.G29:Sheet1.G30" chart:data-source-has-labels="both" svg:x="0.144cm" svg:y="0.921cm" svg:width="6.927cm" svg:height="4.955cm">
          <chart:coordinate-region svg:x="0.951cm" svg:y="1.12cm" svg:width="6.12cm" svg:height="4.109cm"/>
          <chart:axis chart:dimension="x" chart:name="primary-x" chart:style-name="ch4" chartooo:axis-type="auto">
            <chartooo:date-scale/>
            <chart:categories table:cell-range-address="Sheet1.F31:Sheet1.F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31:Sheet1.G33" chart:label-cell-address="Sheet1.G29:Sheet1.G3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  <draw:g>
                  <svg:desc>Sheet1.G29:Sheet1.G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F31:Sheet1.F33</svg:desc>
                </draw:g>
              </table:table-cell>
              <table:table-cell office:value-type="float" office:value="509">
                <text:p>509</text:p>
                <draw:g>
                  <svg:desc>Sheet1.G31:Sheet1.G33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435">
                <text:p>4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3.153cm" svg:y="0.119cm" chart:style-name="ch2">
          <text:p>med</text:p>
        </chart:subtitle>
        <chart:plot-area chart:style-name="ch3" table:cell-range-address="Sheet1.I31:Sheet1.J33 Sheet1.J29:Sheet1.J30" chart:data-source-has-labels="both" svg:x="0.144cm" svg:y="0.921cm" svg:width="6.927cm" svg:height="4.955cm">
          <chart:coordinate-region svg:x="0.765cm" svg:y="1.12cm" svg:width="6.306cm" svg:height="4.109cm"/>
          <chart:axis chart:dimension="x" chart:name="primary-x" chart:style-name="ch4" chartooo:axis-type="auto">
            <chartooo:date-scale/>
            <chart:categories table:cell-range-address="Sheet1.I31:Sheet1.I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31:Sheet1.J33" chart:label-cell-address="Sheet1.J29:Sheet1.J30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text:list>
                  <text:list-item>
                    <text:p/>
                  </text:list-item>
                  <text:list-item>
                    <text:p>response time</text:p>
                  </text:list-item>
                </text:list>
                <draw:g>
                  <svg:desc>Sheet1.J29:Sheet1.J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I31:Sheet1.I33</svg:desc>
                </draw:g>
              </table:table-cell>
              <table:table-cell office:value-type="float" office:value="59">
                <text:p>59</text:p>
                <draw:g>
                  <svg:desc>Sheet1.J31:Sheet1.J33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3.219cm" svg:y="0.119cm" chart:style-name="ch2">
          <text:p>fast</text:p>
        </chart:subtitle>
        <chart:plot-area chart:style-name="ch3" table:cell-range-address="Sheet1.C53:Sheet1.D55 Sheet1.D52:Sheet1.D52" chart:data-source-has-labels="both" svg:x="0.144cm" svg:y="0.921cm" svg:width="6.927cm" svg:height="4.955cm">
          <chart:coordinate-region svg:x="0.951cm" svg:y="1.12cm" svg:width="6.12cm" svg:height="4.109cm"/>
          <chart:axis chart:dimension="x" chart:name="primary-x" chart:style-name="ch4" chartooo:axis-type="auto">
            <chartooo:date-scale/>
            <chart:categories table:cell-range-address="Sheet1.C53:Sheet1.C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3:Sheet1.D55" chart:label-cell-address="Sheet1.D52:Sheet1.D5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Sheet1.D52:Sheet1.D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C53:Sheet1.C55</svg:desc>
                </draw:g>
              </table:table-cell>
              <table:table-cell office:value-type="float" office:value="177.53">
                <text:p>177.53</text:p>
                <draw:g>
                  <svg:desc>Sheet1.D53:Sheet1.D55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133.22">
                <text:p>133.2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132.96">
                <text:p>132.9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3.14cm" svg:y="0.119cm" chart:style-name="ch2">
          <text:p>slow</text:p>
        </chart:subtitle>
        <chart:plot-area chart:style-name="ch3" table:cell-range-address="Sheet1.F53:Sheet1.G55 Sheet1.G52:Sheet1.G52" chart:data-source-has-labels="both" svg:x="0.144cm" svg:y="0.921cm" svg:width="6.927cm" svg:height="4.955cm">
          <chart:coordinate-region svg:x="1.242cm" svg:y="1.12cm" svg:width="5.829cm" svg:height="4.109cm"/>
          <chart:axis chart:dimension="x" chart:name="primary-x" chart:style-name="ch4" chartooo:axis-type="auto">
            <chartooo:date-scale/>
            <chart:categories table:cell-range-address="Sheet1.F53:Sheet1.F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53:Sheet1.G55" chart:label-cell-address="Sheet1.G52:Sheet1.G5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Sheet1.G52:Sheet1.G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F53:Sheet1.F55</svg:desc>
                </draw:g>
              </table:table-cell>
              <table:table-cell office:value-type="float" office:value="0.02">
                <text:p>0.02</text:p>
                <draw:g>
                  <svg:desc>Sheet1.G53:Sheet1.G55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215cm" svg:height="5.995cm" xlink:href=".." xlink:type="simple" chart:class="chart:bar" chart:style-name="ch1">
        <chart:subtitle svg:x="2.65cm" svg:y="0.119cm" chart:style-name="ch2">
          <text:p>random_1</text:p>
        </chart:subtitle>
        <chart:plot-area chart:style-name="ch3" table:cell-range-address="Sheet1.C72:Sheet1.D74 Sheet1.D71:Sheet1.D71" chart:data-source-has-labels="both" svg:x="0.144cm" svg:y="0.921cm" svg:width="6.927cm" svg:height="4.955cm">
          <chart:coordinate-region svg:x="0.951cm" svg:y="1.12cm" svg:width="6.12cm" svg:height="4.109cm"/>
          <chart:axis chart:dimension="x" chart:name="primary-x" chart:style-name="ch4" chartooo:axis-type="auto">
            <chartooo:date-scale/>
            <chart:categories table:cell-range-address="Sheet1.C72:Sheet1.C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2:Sheet1.D74" chart:label-cell-address="Sheet1.D71:Sheet1.D7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e time</text:p>
                <draw:g>
                  <svg:desc>Sheet1.D71:Sheet1.D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CFS</text:p>
                <draw:g>
                  <svg:desc>Sheet1.C72:Sheet1.C74</svg:desc>
                </draw:g>
              </table:table-cell>
              <table:table-cell office:value-type="float" office:value="756.66">
                <text:p>756.66</text:p>
                <draw:g>
                  <svg:desc>Sheet1.D72:Sheet1.D74</svg:desc>
                </draw:g>
              </table:table-cell>
            </table:table-row>
            <table:table-row>
              <table:table-cell office:value-type="string">
                <text:p>SJF_NW</text:p>
              </table:table-cell>
              <table:table-cell office:value-type="float" office:value="531.185">
                <text:p>531.185</text:p>
              </table:table-cell>
            </table:table-row>
            <table:table-row>
              <table:table-cell office:value-type="string">
                <text:p>SJF_W</text:p>
              </table:table-cell>
              <table:table-cell office:value-type="float" office:value="530.3">
                <text:p>530.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